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0901a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0901ae" style:font-weight-asian="bold" style:font-weight-complex="bold"/>
    </style:style>
    <style:style style:name="P3" style:family="paragraph" style:parent-style-name="Standard">
      <style:text-properties style:font-name="arial" fo:font-weight="normal" officeooo:rsid="0009f5e5" officeooo:paragraph-rsid="0009f5e5" style:font-weight-asian="normal" style:font-weight-complex="normal"/>
    </style:style>
    <style:style style:name="P4" style:family="paragraph" style:parent-style-name="Standard">
      <style:text-properties style:font-name="arial" fo:font-weight="normal" officeooo:rsid="000c3423" officeooo:paragraph-rsid="000c3423" style:font-weight-asian="normal" style:font-weight-complex="normal"/>
    </style:style>
    <style:style style:name="P5" style:family="paragraph" style:parent-style-name="Standard">
      <style:text-properties style:font-name="arial" fo:font-style="italic" fo:font-weight="bold" officeooo:rsid="000c3423" officeooo:paragraph-rsid="000c3423" style:font-style-asian="italic" style:font-weight-asian="bold" style:font-style-complex="italic" style:font-weight-complex="bold"/>
    </style:style>
    <style:style style:name="P6" style:family="paragraph" style:parent-style-name="Standard">
      <style:text-properties style:font-name="arial" fo:font-style="normal" fo:font-weight="bold" officeooo:rsid="000dace8" officeooo:paragraph-rsid="000dace8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text-properties style:font-name="arial" fo:font-weight="normal" officeooo:rsid="0009f5e5" officeooo:paragraph-rsid="0009f5e5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09f5e5" officeooo:paragraph-rsid="00106c31" style:font-weight-asian="normal" style:font-weight-complex="normal"/>
    </style:style>
    <style:style style:name="P9" style:family="paragraph" style:parent-style-name="Standard" style:list-style-name="L2">
      <style:text-properties style:font-name="arial" fo:font-weight="normal" officeooo:rsid="000a6d1d" officeooo:paragraph-rsid="000a6d1d" style:font-weight-asian="normal" style:font-weight-complex="normal"/>
    </style:style>
    <style:style style:name="P10" style:family="paragraph" style:parent-style-name="Standard" style:list-style-name="L2">
      <style:text-properties style:font-name="arial" fo:font-weight="normal" officeooo:rsid="000c3423" officeooo:paragraph-rsid="000c3423" style:font-weight-asian="normal" style:font-weight-complex="normal"/>
    </style:style>
    <style:style style:name="P11" style:family="paragraph" style:parent-style-name="Standard">
      <style:text-properties style:font-name="arial" fo:font-style="normal" style:text-underline-style="none" fo:font-weight="normal" officeooo:rsid="000c3423" officeooo:paragraph-rsid="000c3423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arial" fo:font-style="normal" style:text-underline-style="none" fo:font-weight="normal" officeooo:rsid="000c3423" officeooo:paragraph-rsid="000dace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arial" fo:font-style="normal" style:text-underline-style="none" fo:font-weight="normal" officeooo:rsid="000dace8" officeooo:paragraph-rsid="000dace8" style:font-style-asian="normal" style:font-weight-asian="normal" style:font-style-complex="normal" style:font-weight-complex="normal"/>
    </style:style>
    <style:style style:name="P14" style:family="paragraph" style:parent-style-name="Standard" style:list-style-name="L4">
      <style:text-properties style:font-name="arial" fo:font-style="normal" style:text-underline-style="none" fo:font-weight="normal" officeooo:rsid="000ef4d9" officeooo:paragraph-rsid="000ef4d9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arial" fo:font-style="normal" style:text-underline-style="none" fo:font-weight="normal" officeooo:rsid="000ef4d9" officeooo:paragraph-rsid="000ef4d9" style:font-style-asian="normal" style:font-weight-asian="normal" style:font-style-complex="normal" style:font-weight-complex="normal"/>
    </style:style>
    <style:style style:name="P16" style:family="paragraph" style:parent-style-name="Standard" style:list-style-name="L5">
      <style:text-properties style:font-name="arial" fo:font-style="normal" style:text-underline-style="none" fo:font-weight="normal" officeooo:rsid="000ef4d9" officeooo:paragraph-rsid="000ef4d9" style:font-style-asian="normal" style:font-weight-asian="normal" style:font-style-complex="normal" style:font-weight-complex="normal"/>
    </style:style>
    <style:style style:name="P17" style:family="paragraph" style:parent-style-name="Standard" style:list-style-name="L3">
      <style:text-properties style:font-name="arial" fo:font-style="normal" style:text-underline-style="none" fo:font-weight="bold" officeooo:rsid="000dace8" officeooo:paragraph-rsid="000dace8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arial" fo:font-style="normal" style:text-underline-style="none" fo:font-weight="bold" officeooo:rsid="000dace8" officeooo:paragraph-rsid="000dace8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arial" fo:font-style="italic" style:text-underline-style="none" fo:font-weight="bold" officeooo:rsid="000c3423" officeooo:paragraph-rsid="000c3423" style:font-style-asian="italic" style:font-weight-asian="bold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106c3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LDA INTEGRADA EN UN SISTEMA DE MANUFACTURA:</text:p>
      <text:p text:style-name="P2"/>
      <text:list xml:id="list3608427701" text:style-name="L1">
        <text:list-item>
          <text:p text:style-name="P7">FABRICACIÓN INTEGRADA POR COMPUTADORA. PIRÁMIDE CIM.</text:p>
        </text:list-item>
      </text:list>
      <text:p text:style-name="P8">Se deduce la necesidad de integrar los procesos de producción (diseño,ingeniería y fabricación ) con los de gestión de la empresa.</text:p>
      <text:p text:style-name="P8"><text:span text:style-name="T4">Q</text:span>ue forma parte en general de la estrategia de una empresa industrial que integra, en mayor o menor medida mediante la utilización adecuada de los computadores, todas la áreas de la empresa:</text:p>
      <text:p text:style-name="P3"/>
      <text:list xml:id="list3676778732" text:style-name="L2">
        <text:list-item>
          <text:p text:style-name="P9">Ordenes de entrada.</text:p>
        </text:list-item>
        <text:list-item>
          <text:p text:style-name="P9">Control de inventarios.</text:p>
        </text:list-item>
        <text:list-item>
          <text:p text:style-name="P9">Planificación de necesidades de materiales.</text:p>
        </text:list-item>
        <text:list-item>
          <text:p text:style-name="P9">Diseño del producto y del proceso.</text:p>
        </text:list-item>
        <text:list-item>
          <text:p text:style-name="P9">Simulación.</text:p>
        </text:list-item>
        <text:list-item>
          <text:p text:style-name="P9">Planificación de la fabricación.</text:p>
        </text:list-item>
        <text:list-item>
          <text:p text:style-name="P9">Automatización de la producción.</text:p>
        </text:list-item>
        <text:list-item>
          <text:p text:style-name="P9">Control de calidad.</text:p>
        </text:list-item>
        <text:list-item>
          <text:p text:style-name="P10">Ensamblado automático.</text:p>
        </text:list-item>
        <text:list-item>
          <text:p text:style-name="P10">Control de ventas.</text:p>
        </text:list-item>
      </text:list>
      <text:p text:style-name="P4"/>
      <text:p text:style-name="P5">NIVEL DE PROCESO</text:p>
      <text:p text:style-name="P5"><text:s/></text:p>
      <text:p text:style-name="P11">En este nivel se adquieren datos del proceso mediante sensores situados en él y se actua sobre él mediante actuadores.</text:p>
      <text:p text:style-name="P11"/>
      <text:p text:style-name="P19">NIVEL DE ESTACIÓN</text:p>
      <text:p text:style-name="P19"/>
      <text:p text:style-name="P11">En este nivel se elaboran la información procedente del nivel de proceso inferior y se informa al usuario de la situación de las variables y alarmas. Forman parte de él los diferentes sistemas electrónicos.</text:p>
      <text:p text:style-name="P11"/>
      <text:p text:style-name="P19">NIVEL DE CÉLULA</text:p>
      <text:p text:style-name="P19"/>
      <text:p text:style-name="P11">Las tareas generadas en el nivel superior de área o de fábrica se descomponen un conjunto de operaciones más sencillas.</text:p>
      <text:p text:style-name="P11"/>
      <text:p text:style-name="P19"><text:s/>NIVEL DE ÁREA</text:p>
      <text:p text:style-name="P19"/>
      <text:p text:style-name="P11">Se coordinan entre sí las diferentes células que constituyen una línea de fabricación.</text:p>
      <text:p text:style-name="P11"/>
      <text:p text:style-name="P19">NIVEL DE FABRICACIÓN<text:tab/></text:p>
      <text:p text:style-name="P19"/>
      <text:p text:style-name="P11">Se realiza las secuencias <text:s/>de las tareas y la administración de los recursos.</text:p>
      <text:p text:style-name="P11"/>
      <text:p text:style-name="P19">NIVEL DE EMPRESA</text:p>
      <text:p text:style-name="P19"/>
      <text:p text:style-name="P12">Se lleva acabo la gestión en integración de los niveles inferiores. Se consideran principalmente los aspectos de la empresa desde el punto de vista de su gestión global.</text:p>
      <text:p text:style-name="P12"/>
      <text:p text:style-name="P12"/>
      <text:p text:style-name="P12"/>
      <text:p text:style-name="P12"><text:soft-page-break/></text:p>
      <text:list xml:id="list3861845637" text:style-name="L3">
        <text:list-item>
          <text:p text:style-name="P17">IMPLEMENTACIÓN DEL MODELO CIM</text:p>
        </text:list-item>
      </text:list>
      <text:p text:style-name="P18"/>
      <text:p text:style-name="P13">Está formado por los dispositivos de campo (sensores y actuadores ) que interactúan de forma directa con el proceso productivo.</text:p>
      <text:p text:style-name="P6"><text:span text:style-name="T2">El conjunto formado por el nivel de estación/maquina,taller/</text:span><text:span text:style-name="T1">celda </text:span><text:span text:style-name="T2">y área está constituido por el conjunto de sistemas electrónicos de control.</text:span></text:p>
      <text:p text:style-name="P13"/>
      <text:p text:style-name="P13">Los sistemas MES son principalmente sistemas informáticos en línea que proporcionan herramientas para llevar a cabo las distintas actividades de la administración de la producción.</text:p>
      <text:p text:style-name="P13"/>
      <text:p text:style-name="P6"><text:span text:style-name="T2">La importancia del sistema MES a constituido una asociación denominada </text:span><text:span text:style-name="T3">Manufacturing Execution system Association </text:span><text:span text:style-name="T2">(MESA). </text:span></text:p>
      <text:p text:style-name="P13">Lista descriptiva de las tareas.</text:p>
      <text:list xml:id="list1373393265" text:style-name="L4">
        <text:list-item>
          <text:p text:style-name="P14">Ubicación y estado de los recursos.</text:p>
        </text:list-item>
        <text:list-item>
          <text:p text:style-name="P14">Calendario detallado de operaciones.</text:p>
        </text:list-item>
        <text:list-item>
          <text:p text:style-name="P14">Unidades de despacho de producción.</text:p>
        </text:list-item>
        <text:list-item>
          <text:p text:style-name="P14">Control de documentos.</text:p>
        </text:list-item>
        <text:list-item>
          <text:p text:style-name="P14">Adquisición de datos.</text:p>
        </text:list-item>
        <text:list-item>
          <text:p text:style-name="P14">Administración de trabajos.</text:p>
        </text:list-item>
        <text:list-item>
          <text:p text:style-name="P14"><text:s/>“ <text:s text:c="20"/>“ <text:s text:c="3"/>la calidad</text:p>
        </text:list-item>
        <text:list-item>
          <text:p text:style-name="P14">Gestión del mantenimiento</text:p>
        </text:list-item>
        <text:list-item>
          <text:p text:style-name="P14">Administración del mantenimiento.</text:p>
        </text:list-item>
        <text:list-item>
          <text:p text:style-name="P14">Trazabilidad de los productos.</text:p>
        </text:list-item>
        <text:list-item>
          <text:p text:style-name="P14">Análisis de rendimiento.</text:p>
        </text:list-item>
      </text:list>
      <text:p text:style-name="P15"/>
      <text:p text:style-name="P15"/>
      <text:p text:style-name="P15">La asociación MESA divide las funciones de un sistema MES en básicas y complementarias.</text:p>
      <text:p text:style-name="P15">Las principales funciones complementarias son:</text:p>
      <text:p text:style-name="P15"/>
      <text:list xml:id="list1629122063" text:style-name="L5">
        <text:list-item>
          <text:p text:style-name="P16">Gestión del mantenimiento.</text:p>
        </text:list-item>
        <text:list-item>
          <text:p text:style-name="P16">Sistemas de control de personal.</text:p>
        </text:list-item>
        <text:list-item>
          <text:p text:style-name="P16">Control estadístico de proceso.</text:p>
        </text:list-item>
        <text:list-item>
          <text:p text:style-name="P16">Análisis de rendimiento.</text:p>
        </text:list-item>
        <text:list-item>
          <text:p text:style-name="P16">Gestión de documental.</text:p>
        </text:list-item>
        <text:list-item>
          <text:p text:style-name="P16">Gestión de los proveedores. </text:p>
        </text:list-item>
      </text:list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08:36:16.534245612</meta:creation-date>
    <dc:date>2019-05-24T11:21:37.236886856</dc:date>
    <meta:editing-duration>PT43M3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446" meta:character-count="2828" meta:non-whitespace-character-count="2432"/>
  </office:meta>
</office:document-meta>
</file>